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5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tanic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/>
          <table:table-cell table:formula="of:=233/342" office:value-type="float" office:value="0.681286549707602" calcext:value-type="float">
            <text:p>0.681286549707602</text:p>
          </table:table-cell>
          <table:table-cell table:number-columns-repeated="2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 table:number-columns-repeated="5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314/342" office:value-type="float" office:value="0.91812865497076" calcext:value-type="float">
            <text:p>0.91812865497076</text:p>
          </table:table-cell>
          <table:table-cell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 table:number-columns-repeated="5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formula="of:=233/342" office:value-type="float" office:value="0.681286549707602" calcext:value-type="float">
            <text:p>0.681286549707602</text:p>
          </table:table-cell>
          <table:table-cell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 table:visibility="filter">
          <table:table-cell table:number-columns-repeated="1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0"/>
          <table:table-cell table:formula="of:=0.7935*891" office:value-type="float" office:value="707.0085" calcext:value-type="float">
            <text:p>707.0085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D904]-[.B904]" office:value-type="float" office:value="577" calcext:value-type="float">
            <text:p>577</text:p>
          </table:table-cell>
          <table:table-cell office:value-type="float" office:value="891" calcext:value-type="float">
            <text:p>891</text:p>
          </table:table-cell>
          <table:table-cell table:number-columns-repeated="12"/>
        </table:table-row>
        <table:table-row table:style-name="ro1">
          <table:table-cell/>
          <table:table-cell table:formula="of:=SUMIF([.E2:.E892];[.E887];[.B2:.B892])" office:value-type="float" office:value="233" calcext:value-type="float">
            <text:p>233</text:p>
          </table:table-cell>
          <table:table-cell table:formula="of:=[.D905]-[.B905]" office:value-type="float" office:value="109" calcext:value-type="float">
            <text:p>109</text:p>
          </table:table-cell>
          <table:table-cell office:value-type="float" office:value="342" calcext:value-type="float">
            <text:p>342</text:p>
          </table:table-cell>
          <table:table-cell table:number-columns-repeated="11"/>
          <table:table-cell table:formula="of:=252/342" office:value-type="float" office:value="0.736842105263158" calcext:value-type="float">
            <text:p>0.736842105263158</text:p>
          </table:table-cell>
        </table:table-row>
        <table:table-row table:style-name="ro1">
          <table:table-cell table:number-columns-repeated="3"/>
          <table:table-cell table:formula="of:=[.$D$904]-[.G906]" office:value-type="float" office:value="549" calcext:value-type="float">
            <text:p>549</text:p>
          </table:table-cell>
          <table:table-cell table:formula="of:=1-[.G906]/[.$D$904]" office:value-type="float" office:value="0.616161616161616" calcext:value-type="float">
            <text:p>0.616161616161616</text:p>
          </table:table-cell>
          <table:table-cell office:value-type="string" calcext:value-type="string">
            <text:p>No Survivor</text:p>
          </table:table-cell>
          <table:table-cell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D$904]-[.G907]" office:value-type="float" office:value="701" calcext:value-type="float">
            <text:p>701</text:p>
          </table:table-cell>
          <table:table-cell table:formula="of:=1-[.G907]/[.$D$904]" office:value-type="float" office:value="0.78675645342312" calcext:value-type="float">
            <text:p>0.78675645342312</text:p>
          </table:table-cell>
          <table:table-cell office:value-type="string" calcext:value-type="string">
            <text:p>All Females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891-314)/891" office:value-type="float" office:value="0.647586980920314" calcext:value-type="float">
            <text:p>0.647586980920314</text:p>
          </table:table-cell>
          <table:table-cell table:formula="of:=[.$D$904]-[.G908]" office:value-type="float" office:value="720" calcext:value-type="float">
            <text:p>720</text:p>
          </table:table-cell>
          <table:table-cell table:formula="of:=1-[.G908]/[.$D$904]" office:value-type="float" office:value="0.808080808080808" calcext:value-type="float">
            <text:p>0.80808080808080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titanic_data.A1:titanic_data.L893" table:display-filter-buttons="true">
          <table:filter>
            <table:filter-and>
              <table:filter-condition table:field-number="5" table:data-type="number" table:value="10" table:operator="&lt;"/>
              <table:filter-condition table:field-number="4" table:value="mal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21:43:40.982086077</dc:date>
    <meta:editing-duration>PT8M15S</meta:editing-duration>
    <meta:editing-cycles>1</meta:editing-cycles>
    <meta:document-statistic meta:table-count="1" meta:cell-count="9861" meta:object-count="0"/>
    <meta:generator>LibreOffice/5.4.2.2$Linux_X86_64 LibreOffice_project/40m0$Build-2</meta:generator>
  </office:meta>
</office:document-meta>
</file>